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4">بخش اول: آشنایی با سیستم‌عامل دبیان گنو/لینوکس</text:p>
      <text:p text:style-name="P1">۱- مقدمه</text:p>
      <text:p text:style-name="P5">۱-۱- مفاهیم نرم‌افزار آزاد</text:p>
      <text:p text:style-name="P5">۲-۱- انگیزه‌ها</text:p>
      <text:p text:style-name="P1"><text:tab/>۳-۱- <text:span text:style-name="T2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2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6">۶- سخت‌افزارها</text:p>
      <text:p text:style-name="P6"><text:tab/>۱-۶- پارتیشن‌ها و فایل‌سیستم‌ها</text:p>
      <text:p text:style-name="P6"><text:tab/>۲-۶- نصب چاپگرها</text:p>
      <text:p text:style-name="P6"><text:tab/>۳-۶- نصب درایور کارت‌های گرافیکی <text:s/>ATi</text:p>
      <text:p text:style-name="P6"><text:tab/>۴-۶- نصب درایور کارت‌های گرافیکی <text:s/>nVidia</text:p>
      <text:p text:style-name="P6"><text:tab/>۵-۶- تنظیمات شبکه</text:p>
      <text:p text:style-name="P6"><text:tab/>۶-۶- ساختار X-Window</text:p>
      <text:p text:style-name="P1">۷- نصب و مدیریت بسته‌های نرم‌افزاری</text:p>
      <text:p text:style-name="P1">۸- مهاجرت به گنو/لینوکس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26T21:24:57</dc:date>
    <dc:creator>Mostafa Moradian</dc:creator>
    <meta:editing-duration>PT15H18S</meta:editing-duration>
    <meta:editing-cycles>228</meta:editing-cycles>
    <meta:generator>LibreOffice/3.3$Linux LibreOffice_project/330m19$Build-202</meta:generator>
    <meta:document-statistic meta:table-count="0" meta:image-count="0" meta:object-count="0" meta:page-count="2" meta:paragraph-count="60" meta:word-count="412" meta:character-count="1492"/>
  </office:meta>
</office:document-meta>
</file>